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 Demi Cond1" svg:font-family="'Latin Modern Sans Demi Cond'" style:font-family-generic="swiss"/>
    <style:font-face style:name="Cabin1" svg:font-family="Cabin" style:font-pitch="variable"/>
    <style:font-face style:name="Cabin" svg:font-family="Cabin" style:font-adornments="SemiBold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2cm" fo:min-width="0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198cm" fo:min-width="1.948cm" fo:padding-top="0.151cm" fo:padding-bottom="0.151cm" fo:padding-left="0.276cm" fo:padding-right="0.276cm" loext:softedge-radius="0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780373" draw:opacity="78%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.6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1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5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.8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1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3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8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08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83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2.5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4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2.855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be480a" draw:opacity="100%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99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38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25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.81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5cm" fo:min-width="2.05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0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2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1.213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solid" draw:fill-color="#168253" draw:opacity="100%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35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0.16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7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73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2.03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2.23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2.288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solid" draw:fill-color="#ffde59" draw:opacity="100%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41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2.1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Sans Demi Cond" fo:font-size="28pt"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paragraph-properties style:writing-mode="lr-tb"/>
      <style:text-properties style:font-name="Latin Modern Sans Demi Cond" fo:font-size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80373" draw:opacity="78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atin Modern Sans Demi Cond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Sans Demi Cond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line-height="0.397cm"/>
    </style:style>
    <style:style style:name="P9" style:family="paragraph">
      <loext:graphic-properties draw:fill="none" draw:fill-color="#ffffff"/>
      <style:paragraph-properties fo:line-height="0.397cm" style:writing-mode="lr-tb"/>
      <style:text-properties fo:color="#808080" loext:opacity="100%" style:font-name="Latin Modern Sans Demi Cond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color="#650953" loext:opacity="100%" style:font-name="Latin Modern Sans Demi Cond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line-height="0.397cm" fo:text-align="end"/>
    </style:style>
    <style:style style:name="P12" style:family="paragraph">
      <loext:graphic-properties draw:fill="none" draw:fill-color="#ffffff"/>
      <style:paragraph-properties fo:line-height="0.397cm" fo:text-align="end" style:writing-mode="lr-tb"/>
      <style:text-properties fo:color="#808080" loext:opacity="100%" style:font-name="Latin Modern Sans Demi Cond"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be480a" loext:opacity="100%" style:font-name="Latin Modern Sans Demi Cond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14" style:family="paragraph">
      <loext:graphic-properties draw:fill="solid" draw:fill-color="#be480a" draw:opacity="100%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Latin Modern Sans Demi Cond"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line-height="0.567cm" fo:text-align="center"/>
    </style:style>
    <style:style style:name="P17" style:family="paragraph">
      <loext:graphic-properties draw:fill="none" draw:fill-color="#ffffff"/>
      <style:paragraph-properties fo:line-height="0.567cm" fo:text-align="center" style:writing-mode="lr-tb"/>
      <style:text-properties style:font-name="Latin Modern Sans Demi Cond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168253" draw:opacity="100%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Latin Modern Sans Demi Cond" fo:font-size="36pt" fo:font-weight="normal" style:font-size-asian="36pt" style:font-weight-asian="normal" style:font-size-complex="36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style:font-name="Latin Modern Sans Demi Cond"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168253" loext:opacity="100%" style:font-name="Latin Modern Sans Demi Cond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22" style:family="paragraph">
      <loext:graphic-properties draw:fill="solid" draw:fill-color="#ffde59" draw:opacity="100%"/>
      <style:paragraph-properties fo:text-align="center"/>
      <style:text-properties fo:color="#e8a202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ffd428" loext:opacity="100%" style:font-name="Latin Modern Sans Demi Cond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style:font-name="Latin Modern Sans Demi Cond" fo:font-size="28pt" style:text-underline-style="solid" style:text-underline-width="auto" style:text-underline-color="font-color"/>
    </style:style>
    <style:style style:name="T2" style:family="text">
      <style:text-properties style:font-name="Latin Modern Sans Demi Cond" fo:font-size="26pt"/>
    </style:style>
    <style:style style:name="T3" style:family="text">
      <style:text-properties style:font-name="Latin Modern Sans Demi Cond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Latin Modern Sans Demi Cond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808080" loext:opacity="100%" style:font-name="Latin Modern Sans Demi Cond" fo:font-size="10pt" style:font-size-asian="10pt" style:font-size-complex="10pt"/>
    </style:style>
    <style:style style:name="T6" style:family="text">
      <style:text-properties fo:color="#650953" loext:opacity="100%" style:font-name="Latin Modern Sans Demi Cond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color="#808080" loext:opacity="100%" style:text-position="33% 58%" style:font-name="Latin Modern Sans Demi Cond" fo:font-size="10pt" style:font-size-asian="10pt" style:font-size-complex="10pt"/>
    </style:style>
    <style:style style:name="T8" style:family="text">
      <style:text-properties fo:color="#808080" loext:opacity="100%" style:text-position="0% 100%" style:font-name="Latin Modern Sans Demi Cond" fo:font-size="10pt" style:font-size-asian="10pt" style:font-size-complex="10pt"/>
    </style:style>
    <style:style style:name="T9" style:family="text">
      <style:text-properties fo:color="#be480a" loext:opacity="100%" style:font-name="Latin Modern Sans Demi Cond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style:font-name="Latin Modern Sans Demi Cond" fo:font-size="26pt" fo:font-weight="normal" style:font-size-asian="26pt" style:font-weight-asian="normal" style:font-size-complex="26pt" style:font-weight-complex="normal"/>
    </style:style>
    <style:style style:name="T11" style:family="text">
      <style:text-properties style:text-position="-8% 58%" style:font-name="Latin Modern Sans Demi Cond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808080" loext:opacity="100%" style:font-name="Cabin" fo:font-size="10pt" style:font-size-asian="10pt" style:font-size-complex="10pt"/>
    </style:style>
    <style:style style:name="T13" style:family="text">
      <style:text-properties style:text-position="-8% 58%" style:font-name="Latin Modern Sans Demi Cond1" fo:font-size="26pt" fo:font-weight="normal" style:font-name-asian="Latin Modern Sans Demi Cond1" style:font-size-asian="26pt" style:font-weight-asian="normal" style:font-name-complex="Latin Modern Sans Demi Cond1" style:font-size-complex="26pt" style:font-weight-complex="normal"/>
    </style:style>
    <style:style style:name="T14" style:family="text">
      <style:text-properties style:font-name="Latin Modern Sans Demi Cond1" fo:font-size="36pt" fo:font-weight="normal" style:font-name-asian="Latin Modern Sans Demi Cond1" style:font-size-asian="36pt" style:font-weight-asian="normal" style:font-name-complex="Latin Modern Sans Demi Cond1" style:font-size-complex="36pt" style:font-weight-complex="normal"/>
    </style:style>
    <style:style style:name="T15" style:family="text">
      <style:text-properties style:font-name="Latin Modern Sans Demi Cond1" fo:font-size="26pt" fo:font-weight="normal" style:font-name-asian="Latin Modern Sans Demi Cond1" style:font-size-asian="26pt" style:font-weight-asian="normal" style:font-name-complex="Latin Modern Sans Demi Cond1" style:font-size-complex="26pt" style:font-weight-complex="normal"/>
    </style:style>
    <style:style style:name="T16" style:family="text">
      <style:text-properties style:font-name="Latin Modern Sans Demi Cond1" fo:font-size="24pt" fo:font-weight="normal" style:font-name-asian="Latin Modern Sans Demi Cond1" style:font-size-asian="24pt" style:font-weight-asian="normal" style:font-name-complex="Latin Modern Sans Demi Cond1" style:font-size-complex="24pt" style:font-weight-complex="normal"/>
    </style:style>
    <style:style style:name="T17" style:family="text">
      <style:text-properties fo:color="#168253" loext:opacity="100%" style:font-name="Latin Modern Sans Demi Cond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style:font-name="Latin Modern Sans Demi Cond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ffd428" loext:opacity="100%" style:font-name="Latin Modern Sans Demi Cond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25cm" svg:height="1.64cm" svg:x="4.25cm" svg:y="0.761cm">
          <draw:text-box>
            <text:p text:style-name="P1"><text:span text:style-name="T1">Fermions</text:span></text:p>
          </draw:text-box>
        </draw:frame>
        <draw:frame draw:style-name="gr2" draw:text-style-name="P3" draw:layer="layout" svg:width="0.68cm" svg:height="1.542cm" svg:x="3.1cm" svg:y="2.1cm">
          <draw:text-box>
            <text:p><text:span text:style-name="T2">I</text:span></text:p>
          </draw:text-box>
        </draw:frame>
        <draw:frame draw:style-name="gr2" draw:text-style-name="P3" draw:layer="layout" svg:width="1.2cm" svg:height="1.542cm" svg:x="5.6cm" svg:y="2.1cm">
          <draw:text-box>
            <text:p><text:span text:style-name="T2">II</text:span></text:p>
          </draw:text-box>
        </draw:frame>
        <draw:frame draw:style-name="gr2" draw:text-style-name="P3" draw:layer="layout" svg:width="1.35cm" svg:height="1.542cm" svg:x="8.1cm" svg:y="2.1cm">
          <draw:text-box>
            <text:p><text:span text:style-name="T2">III</text:span></text:p>
          </draw:text-box>
        </draw:frame>
        <draw:g>
          <draw:g>
            <draw:g>
              <draw:custom-shape draw:style-name="gr3" draw:text-style-name="P4" draw:layer="layout" svg:width="2.5cm" svg:height="2.5cm" svg:x="2.247cm" svg:y="3.5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1cm" svg:height="1cm" svg:x="3.497cm" svg:y="3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" draw:text-style-name="P6" draw:layer="layout" svg:width="1.048cm" svg:height="1.839cm" svg:x="3.497cm" svg:y="3.1cm">
                <draw:text-box>
                  <text:p><text:span text:style-name="T3">u</text:span></text:p>
                </draw:text-box>
              </draw:frame>
              <draw:frame draw:style-name="gr6" draw:text-style-name="P7" draw:layer="layout" svg:width="1.112cm" svg:height="1.144cm" svg:x="3.032cm" svg:y="4.9cm">
                <draw:text-box>
                  <text:p><text:span text:style-name="T4">up</text:span></text:p>
                </draw:text-box>
              </draw:frame>
              <draw:frame draw:style-name="gr7" draw:text-style-name="P9" draw:layer="layout" svg:width="1.679cm" svg:height="1.442cm" svg:x="2.15cm" svg:y="3.458cm">
                <draw:text-box>
                  <text:p text:style-name="P8"><text:span text:style-name="T5">2.4 MeV</text:span></text:p>
                  <text:p text:style-name="P8"><text:span text:style-name="T5">2/3</text:span></text:p>
                  <text:p text:style-name="P8"><text:span text:style-name="T5">1/2</text:span></text:p>
                </draw:text-box>
              </draw:frame>
            </draw:g>
            <draw:g>
              <draw:custom-shape draw:style-name="gr3" draw:text-style-name="P4" draw:layer="layout" svg:width="2.5cm" svg:height="2.5cm" svg:x="4.861cm" svg:y="3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1cm" svg:height="1cm" svg:x="6.111cm" svg:y="3.7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" draw:text-style-name="P6" draw:layer="layout" svg:width="1.048cm" svg:height="1.839cm" svg:x="6.111cm" svg:y="3.101cm">
                <draw:text-box>
                  <text:p><text:span text:style-name="T3">c</text:span></text:p>
                </draw:text-box>
              </draw:frame>
              <draw:frame draw:style-name="gr8" draw:text-style-name="P7" draw:layer="layout" svg:width="2.022cm" svg:height="1.144cm" svg:x="5.1cm" svg:y="4.901cm">
                <draw:text-box>
                  <text:p><text:span text:style-name="T4">charm</text:span></text:p>
                </draw:text-box>
              </draw:frame>
              <draw:frame draw:style-name="gr9" draw:text-style-name="P9" draw:layer="layout" svg:width="1.611cm" svg:height="1.442cm" svg:x="4.764cm" svg:y="3.459cm">
                <draw:text-box>
                  <text:p text:style-name="P8"><text:span text:style-name="T5">1,2 GeV</text:span></text:p>
                  <text:p text:style-name="P8"><text:span text:style-name="T5">2/3</text:span></text:p>
                  <text:p text:style-name="P8"><text:span text:style-name="T5">1/2</text:span></text:p>
                </draw:text-box>
              </draw:frame>
            </draw:g>
            <draw:g>
              <draw:custom-shape draw:style-name="gr3" draw:text-style-name="P4" draw:layer="layout" svg:width="2.5cm" svg:height="2.5cm" svg:x="7.475cm" svg:y="3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1cm" svg:height="1cm" svg:x="8.725cm" svg:y="3.7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" draw:text-style-name="P6" draw:layer="layout" svg:width="1.048cm" svg:height="1.839cm" svg:x="8.8cm" svg:y="3.161cm">
                <draw:text-box>
                  <text:p><text:span text:style-name="T3">t</text:span></text:p>
                </draw:text-box>
              </draw:frame>
              <draw:frame draw:style-name="gr10" draw:text-style-name="P7" draw:layer="layout" svg:width="1.328cm" svg:height="1.144cm" svg:x="8.16cm" svg:y="4.902cm">
                <draw:text-box>
                  <text:p><text:span text:style-name="T4">top</text:span></text:p>
                </draw:text-box>
              </draw:frame>
              <draw:frame draw:style-name="gr11" draw:text-style-name="P9" draw:layer="layout" svg:width="1.683cm" svg:height="1.442cm" svg:x="7.378cm" svg:y="3.46cm">
                <draw:text-box>
                  <text:p text:style-name="P8"><text:span text:style-name="T5">172 GeV</text:span></text:p>
                  <text:p text:style-name="P8"><text:span text:style-name="T5">2/3</text:span></text:p>
                  <text:p text:style-name="P8"><text:span text:style-name="T5">1/2</text:span></text:p>
                </draw:text-box>
              </draw:frame>
            </draw:g>
          </draw:g>
          <draw:g>
            <draw:g>
              <draw:custom-shape draw:style-name="gr3" draw:text-style-name="P4" draw:layer="layout" svg:width="2.5cm" svg:height="2.5cm" svg:x="2.247cm" svg:y="6.101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1cm" svg:height="1cm" svg:x="3.497cm" svg:y="6.3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" draw:text-style-name="P6" draw:layer="layout" svg:width="1.048cm" svg:height="1.839cm" svg:x="3.45cm" svg:y="5.82cm">
                <draw:text-box>
                  <text:p><text:span text:style-name="T3">d</text:span></text:p>
                </draw:text-box>
              </draw:frame>
              <draw:frame draw:style-name="gr12" draw:text-style-name="P7" draw:layer="layout" svg:width="1.802cm" svg:height="1.144cm" svg:x="2.632cm" svg:y="7.501cm">
                <draw:text-box>
                  <text:p><text:span text:style-name="T4">down</text:span></text:p>
                </draw:text-box>
              </draw:frame>
              <draw:frame draw:style-name="gr7" draw:text-style-name="P9" draw:layer="layout" svg:width="1.679cm" svg:height="1.442cm" svg:x="2.15cm" svg:y="6.059cm">
                <draw:text-box>
                  <text:p text:style-name="P8"><text:span text:style-name="T5">4.8 MeV</text:span></text:p>
                  <text:p text:style-name="P8"><text:span text:style-name="T5">-1/3</text:span></text:p>
                  <text:p text:style-name="P8"><text:span text:style-name="T5">1/2</text:span></text:p>
                </draw:text-box>
              </draw:frame>
            </draw:g>
            <draw:g>
              <draw:custom-shape draw:style-name="gr3" draw:text-style-name="P4" draw:layer="layout" svg:width="2.5cm" svg:height="2.5cm" svg:x="4.857cm" svg:y="6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1cm" svg:height="1cm" svg:x="6.107cm" svg:y="6.3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" draw:text-style-name="P6" draw:layer="layout" svg:width="1.048cm" svg:height="1.839cm" svg:x="6.16cm" svg:y="5.7cm">
                <draw:text-box>
                  <text:p><text:span text:style-name="T3">s</text:span></text:p>
                </draw:text-box>
              </draw:frame>
              <draw:frame draw:style-name="gr13" draw:text-style-name="P7" draw:layer="layout" svg:width="2.335cm" svg:height="1.144cm" svg:x="4.942cm" svg:y="7.502cm">
                <draw:text-box>
                  <text:p><text:span text:style-name="T4">strange</text:span></text:p>
                </draw:text-box>
              </draw:frame>
              <draw:frame draw:style-name="gr14" draw:text-style-name="P9" draw:layer="layout" svg:width="1.586cm" svg:height="1.442cm" svg:x="4.76cm" svg:y="6.06cm">
                <draw:text-box>
                  <text:p text:style-name="P8"><text:span text:style-name="T5">95 MeV</text:span></text:p>
                  <text:p text:style-name="P8"><text:span text:style-name="T5">-1/3</text:span></text:p>
                  <text:p text:style-name="P8"><text:span text:style-name="T5">1/2</text:span></text:p>
                </draw:text-box>
              </draw:frame>
            </draw:g>
            <draw:g>
              <draw:custom-shape draw:style-name="gr3" draw:text-style-name="P4" draw:layer="layout" svg:width="2.5cm" svg:height="2.5cm" svg:x="7.477cm" svg:y="6.103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1cm" svg:height="1cm" svg:x="8.727cm" svg:y="6.3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" draw:text-style-name="P6" draw:layer="layout" svg:width="1.048cm" svg:height="1.839cm" svg:x="8.727cm" svg:y="5.803cm">
                <draw:text-box>
                  <text:p><text:span text:style-name="T3">b</text:span></text:p>
                </draw:text-box>
              </draw:frame>
              <draw:frame draw:style-name="gr15" draw:text-style-name="P7" draw:layer="layout" svg:width="2.339cm" svg:height="1.144cm" svg:x="7.562cm" svg:y="7.503cm">
                <draw:text-box>
                  <text:p><text:span text:style-name="T4">bottom</text:span></text:p>
                </draw:text-box>
              </draw:frame>
              <draw:frame draw:style-name="gr9" draw:text-style-name="P9" draw:layer="layout" svg:width="1.611cm" svg:height="1.442cm" svg:x="7.38cm" svg:y="6.061cm">
                <draw:text-box>
                  <text:p text:style-name="P8"><text:span text:style-name="T5">4.2 GeV</text:span></text:p>
                  <text:p text:style-name="P8"><text:span text:style-name="T5">-1/3</text:span></text:p>
                  <text:p text:style-name="P8"><text:span text:style-name="T5">1/2</text:span></text:p>
                </draw:text-box>
              </draw:frame>
            </draw:g>
          </draw:g>
          <draw:frame draw:style-name="gr16" draw:text-style-name="P10" draw:layer="layout" svg:width="3.029cm" svg:height="1.542cm" draw:transform="rotate (1.5707963267949) translate (0.75cm 8.6cm)">
            <draw:text-box>
              <text:p><text:span text:style-name="T6">Quarks</text:span></text:p>
            </draw:text-box>
          </draw:frame>
        </draw:g>
        <draw:frame draw:style-name="gr17" draw:text-style-name="P12" draw:layer="layout" svg:width="1.962cm" svg:height="1.442cm" svg:x="0.352cm" svg:y="3.458cm">
          <draw:text-box>
            <text:p text:style-name="P11"><text:span text:style-name="T5">mass (/c</text:span><text:span text:style-name="T7">2</text:span><text:span text:style-name="T8">)</text:span></text:p>
            <text:p text:style-name="P11"><text:span text:style-name="T5">charge</text:span></text:p>
            <text:p text:style-name="P11"><text:span text:style-name="T5">spin</text:span></text:p>
          </draw:text-box>
        </draw:frame>
        <draw:g>
          <draw:frame draw:style-name="gr18" draw:text-style-name="P13" draw:layer="layout" svg:width="3.355cm" svg:height="1.542cm" draw:transform="rotate (1.5707963267949) translate (0.75cm 14.2cm)">
            <draw:text-box>
              <text:p><text:span text:style-name="T9">Leptons</text:span></text:p>
            </draw:text-box>
          </draw:frame>
          <draw:g>
            <draw:g>
              <draw:custom-shape draw:style-name="gr3" draw:text-style-name="P4" draw:layer="layout" svg:width="2.5cm" svg:height="2.5cm" svg:x="2.247cm" svg:y="9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4" draw:layer="layout" svg:width="1cm" svg:height="1cm" svg:x="3.497cm" svg:y="9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" draw:text-style-name="P6" draw:layer="layout" svg:width="1.048cm" svg:height="1.839cm" svg:x="3.497cm" svg:y="8.7cm">
                <draw:text-box>
                  <text:p><text:span text:style-name="T3">e</text:span></text:p>
                </draw:text-box>
              </draw:frame>
              <draw:frame draw:style-name="gr20" draw:text-style-name="P7" draw:layer="layout" svg:width="2.496cm" svg:height="1.144cm" svg:x="2.25cm" svg:y="10.5cm">
                <draw:text-box>
                  <text:p><text:span text:style-name="T4">electron</text:span></text:p>
                </draw:text-box>
              </draw:frame>
              <draw:frame draw:style-name="gr9" draw:text-style-name="P9" draw:layer="layout" svg:width="1.611cm" svg:height="1.442cm" svg:x="2.15cm" svg:y="9.058cm">
                <draw:text-box>
                  <text:p text:style-name="P8"><text:span text:style-name="T5">511 keV</text:span></text:p>
                  <text:p text:style-name="P8"><text:span text:style-name="T5">-1</text:span></text:p>
                  <text:p text:style-name="P8"><text:span text:style-name="T5">1/2</text:span></text:p>
                </draw:text-box>
              </draw:frame>
            </draw:g>
            <draw:g>
              <draw:custom-shape draw:style-name="gr3" draw:text-style-name="P4" draw:layer="layout" svg:width="2.5cm" svg:height="2.5cm" svg:x="4.847cm" svg:y="9.1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4" draw:layer="layout" svg:width="1cm" svg:height="1cm" svg:x="6.097cm" svg:y="9.3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15" draw:layer="layout" svg:width="1.048cm" svg:height="1.542cm" svg:x="6.097cm" svg:y="8.901cm">
                <draw:text-box>
                  <text:p><text:span text:style-name="T10">μ</text:span></text:p>
                </draw:text-box>
              </draw:frame>
              <draw:frame draw:style-name="gr21" draw:text-style-name="P7" draw:layer="layout" svg:width="1.886cm" svg:height="1.144cm" svg:x="5.15cm" svg:y="10.501cm">
                <draw:text-box>
                  <text:p><text:span text:style-name="T4">muon</text:span></text:p>
                </draw:text-box>
              </draw:frame>
              <draw:frame draw:style-name="gr22" draw:text-style-name="P9" draw:layer="layout" svg:width="1.751cm" svg:height="1.442cm" svg:x="4.75cm" svg:y="9.059cm">
                <draw:text-box>
                  <text:p text:style-name="P8"><text:span text:style-name="T5">105 MeV</text:span></text:p>
                  <text:p text:style-name="P8"><text:span text:style-name="T5">-1</text:span></text:p>
                  <text:p text:style-name="P8"><text:span text:style-name="T5">1/2</text:span></text:p>
                </draw:text-box>
              </draw:frame>
            </draw:g>
            <draw:g>
              <draw:custom-shape draw:style-name="gr3" draw:text-style-name="P4" draw:layer="layout" svg:width="2.5cm" svg:height="2.5cm" svg:x="7.447cm" svg:y="9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4" draw:layer="layout" svg:width="1cm" svg:height="1cm" svg:x="8.697cm" svg:y="9.3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15" draw:layer="layout" svg:width="1.048cm" svg:height="1.542cm" svg:x="8.697cm" svg:y="8.902cm">
                <draw:text-box>
                  <text:p><text:span text:style-name="T10">τ</text:span></text:p>
                </draw:text-box>
              </draw:frame>
              <draw:frame draw:style-name="gr23" draw:text-style-name="P7" draw:layer="layout" svg:width="1.315cm" svg:height="1.144cm" svg:x="8.15cm" svg:y="10.502cm">
                <draw:text-box>
                  <text:p><text:span text:style-name="T4">tau</text:span></text:p>
                </draw:text-box>
              </draw:frame>
              <draw:frame draw:style-name="gr24" draw:text-style-name="P9" draw:layer="layout" svg:width="1.776cm" svg:height="1.442cm" svg:x="7.35cm" svg:y="9.06cm">
                <draw:text-box>
                  <text:p text:style-name="P8"><text:span text:style-name="T5">91.2 GeV</text:span></text:p>
                  <text:p text:style-name="P8"><text:span text:style-name="T5">-1</text:span></text:p>
                  <text:p text:style-name="P8"><text:span text:style-name="T5">1/2</text:span></text:p>
                </draw:text-box>
              </draw:frame>
            </draw:g>
          </draw:g>
          <draw:g>
            <draw:g>
              <draw:custom-shape draw:style-name="gr3" draw:text-style-name="P4" draw:layer="layout" svg:width="2.5cm" svg:height="2.5cm" svg:x="2.247cm" svg:y="11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4" draw:layer="layout" svg:width="1cm" svg:height="1cm" svg:x="3.497cm" svg:y="11.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5" draw:text-style-name="P15" draw:layer="layout" svg:width="1.403cm" svg:height="2.45cm" svg:x="3.397cm" svg:y="11.5cm">
                <draw:text-box>
                  <text:p><text:span text:style-name="T10">ν</text:span><text:span text:style-name="T11">e</text:span></text:p>
                </draw:text-box>
              </draw:frame>
              <draw:frame draw:style-name="gr26" draw:text-style-name="P17" draw:layer="layout" svg:width="2.559cm" svg:height="1.385cm" svg:x="2.25cm" svg:y="13cm">
                <draw:text-box>
                  <text:p text:style-name="P16"><text:span text:style-name="T4">electron</text:span></text:p>
                  <text:p text:style-name="P16"><text:span text:style-name="T4">neutrino</text:span></text:p>
                </draw:text-box>
              </draw:frame>
              <draw:frame draw:style-name="gr27" draw:text-style-name="P9" draw:layer="layout" svg:width="1.531cm" svg:height="1.442cm" svg:x="2.15cm" svg:y="11.658cm">
                <draw:text-box>
                  <text:p text:style-name="P8"><text:span text:style-name="T12">&lt;</text:span><text:span text:style-name="T5">2.2 eV</text:span></text:p>
                  <text:p text:style-name="P8"><text:span text:style-name="T5">0</text:span></text:p>
                  <text:p text:style-name="P8"><text:span text:style-name="T5">1/2</text:span></text:p>
                </draw:text-box>
              </draw:frame>
            </draw:g>
            <draw:g>
              <draw:custom-shape draw:style-name="gr3" draw:text-style-name="P4" draw:layer="layout" svg:width="2.5cm" svg:height="2.5cm" svg:x="4.848cm" svg:y="11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4" draw:layer="layout" svg:width="1cm" svg:height="1cm" svg:x="6.098cm" svg:y="11.9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5" draw:text-style-name="P15" draw:layer="layout" svg:width="1.403cm" svg:height="2.45cm" svg:x="5.998cm" svg:y="11.501cm">
                <draw:text-box>
                  <text:p><text:span text:style-name="T10">ν</text:span><text:span text:style-name="T13">µ</text:span></text:p>
                </draw:text-box>
              </draw:frame>
              <draw:frame draw:style-name="gr26" draw:text-style-name="P17" draw:layer="layout" svg:width="2.559cm" svg:height="1.385cm" svg:x="4.851cm" svg:y="13.001cm">
                <draw:text-box>
                  <text:p text:style-name="P16"><text:span text:style-name="T4">muon</text:span></text:p>
                  <text:p text:style-name="P16"><text:span text:style-name="T4">neutrino</text:span></text:p>
                </draw:text-box>
              </draw:frame>
              <draw:frame draw:style-name="gr28" draw:text-style-name="P9" draw:layer="layout" svg:width="1.772cm" svg:height="1.442cm" svg:x="4.751cm" svg:y="11.659cm">
                <draw:text-box>
                  <text:p text:style-name="P8"><text:span text:style-name="T12">&lt;1.7</text:span><text:span text:style-name="T5"> MeV</text:span></text:p>
                  <text:p text:style-name="P8"><text:span text:style-name="T5">0</text:span></text:p>
                  <text:p text:style-name="P8"><text:span text:style-name="T5">1/2</text:span></text:p>
                </draw:text-box>
              </draw:frame>
            </draw:g>
            <draw:g>
              <draw:custom-shape draw:style-name="gr3" draw:text-style-name="P4" draw:layer="layout" svg:width="2.5cm" svg:height="2.5cm" svg:x="7.449cm" svg:y="1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4" draw:layer="layout" svg:width="1cm" svg:height="1cm" svg:x="8.699cm" svg:y="11.9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5" draw:text-style-name="P15" draw:layer="layout" svg:width="1.403cm" svg:height="2.45cm" svg:x="8.55cm" svg:y="11.5cm">
                <draw:text-box>
                  <text:p><text:span text:style-name="T10">ν</text:span><text:span text:style-name="T11">τ</text:span></text:p>
                </draw:text-box>
              </draw:frame>
              <draw:frame draw:style-name="gr26" draw:text-style-name="P17" draw:layer="layout" svg:width="2.559cm" svg:height="1.385cm" svg:x="7.452cm" svg:y="13.002cm">
                <draw:text-box>
                  <text:p text:style-name="P16"><text:span text:style-name="T4">tau</text:span></text:p>
                  <text:p text:style-name="P16"><text:span text:style-name="T4">neutrino</text:span></text:p>
                </draw:text-box>
              </draw:frame>
              <draw:frame draw:style-name="gr29" draw:text-style-name="P9" draw:layer="layout" svg:width="1.713cm" svg:height="1.442cm" svg:x="7.352cm" svg:y="11.66cm">
                <draw:text-box>
                  <text:p text:style-name="P8"><text:span text:style-name="T12">&lt;15</text:span><text:span text:style-name="T5"> MeV</text:span></text:p>
                  <text:p text:style-name="P8"><text:span text:style-name="T5">0</text:span></text:p>
                  <text:p text:style-name="P8"><text:span text:style-name="T5">1/2</text:span></text:p>
                </draw:text-box>
              </draw:frame>
            </draw:g>
          </draw:g>
          <draw:g>
            <draw:g>
              <draw:g>
                <draw:custom-shape draw:style-name="gr3" draw:text-style-name="P4" draw:layer="layout" svg:width="2.5cm" svg:height="2.5cm" svg:x="10.561cm" svg:y="3.50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0" draw:text-style-name="P18" draw:layer="layout" svg:width="1cm" svg:height="1cm" svg:x="11.811cm" svg:y="3.7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2" draw:text-style-name="P15" draw:layer="layout" svg:width="1.048cm" svg:height="1.542cm" svg:x="11.85cm" svg:y="3.202cm">
                  <draw:text-box>
                    <text:p><text:span text:style-name="T10">g</text:span></text:p>
                  </draw:text-box>
                </draw:frame>
                <draw:frame draw:style-name="gr31" draw:text-style-name="P7" draw:layer="layout" svg:width="1.857cm" svg:height="1.144cm" svg:x="10.964cm" svg:y="4.902cm">
                  <draw:text-box>
                    <text:p><text:span text:style-name="T4">gluon</text:span></text:p>
                  </draw:text-box>
                </draw:frame>
                <draw:frame draw:style-name="gr32" draw:text-style-name="P9" draw:layer="layout" svg:width="0.667cm" svg:height="1.442cm" svg:x="10.464cm" svg:y="3.46cm">
                  <draw:text-box>
                    <text:p text:style-name="P8"><text:span text:style-name="T5">0</text:span></text:p>
                    <text:p text:style-name="P8"><text:span text:style-name="T5">0</text:span></text:p>
                    <text:p text:style-name="P8"><text:span text:style-name="T5">1</text:span></text:p>
                  </draw:text-box>
                </draw:frame>
              </draw:g>
              <draw:g>
                <draw:custom-shape draw:style-name="gr3" draw:text-style-name="P4" draw:layer="layout" svg:width="2.5cm" svg:height="2.5cm" svg:x="10.575cm" svg:y="6.10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0" draw:text-style-name="P18" draw:layer="layout" svg:width="1cm" svg:height="1cm" svg:x="11.825cm" svg:y="6.3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33" draw:text-style-name="P19" draw:layer="layout" svg:width="1.048cm" svg:height="2.037cm" svg:x="11.87cm" svg:y="5.85cm">
                  <draw:text-box>
                    <text:p><text:span text:style-name="T14">ᵞ</text:span></text:p>
                  </draw:text-box>
                </draw:frame>
                <draw:frame draw:style-name="gr34" draw:text-style-name="P7" draw:layer="layout" svg:width="2.238cm" svg:height="1.144cm" svg:x="10.778cm" svg:y="7.5cm">
                  <draw:text-box>
                    <text:p><text:span text:style-name="T4">photon</text:span></text:p>
                  </draw:text-box>
                </draw:frame>
                <draw:frame draw:style-name="gr32" draw:text-style-name="P9" draw:layer="layout" svg:width="0.667cm" svg:height="1.442cm" svg:x="10.478cm" svg:y="6.06cm">
                  <draw:text-box>
                    <text:p text:style-name="P8"><text:span text:style-name="T5">0</text:span></text:p>
                    <text:p text:style-name="P8"><text:span text:style-name="T5">0</text:span></text:p>
                    <text:p text:style-name="P8"><text:span text:style-name="T5">1</text:span></text:p>
                  </draw:text-box>
                </draw:frame>
              </draw:g>
            </draw:g>
            <draw:g>
              <draw:g>
                <draw:custom-shape draw:style-name="gr3" draw:text-style-name="P4" draw:layer="layout" svg:width="2.5cm" svg:height="2.5cm" svg:x="10.589cm" svg:y="9.10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0" draw:text-style-name="P18" draw:layer="layout" svg:width="1cm" svg:height="1cm" svg:x="11.839cm" svg:y="9.3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2" draw:text-style-name="P15" draw:layer="layout" svg:width="1.048cm" svg:height="1.542cm" svg:x="11.85cm" svg:y="9cm">
                  <draw:text-box>
                    <text:p><text:span text:style-name="T15">Z</text:span></text:p>
                  </draw:text-box>
                </draw:frame>
                <draw:frame draw:style-name="gr35" draw:text-style-name="P7" draw:layer="layout" svg:width="2.534cm" svg:height="1.144cm" svg:x="10.692cm" svg:y="10.5cm">
                  <draw:text-box>
                    <text:p><text:span text:style-name="T4">Z boson</text:span></text:p>
                  </draw:text-box>
                </draw:frame>
                <draw:frame draw:style-name="gr24" draw:text-style-name="P9" draw:layer="layout" svg:width="1.776cm" svg:height="1.442cm" svg:x="10.492cm" svg:y="9.06cm">
                  <draw:text-box>
                    <text:p text:style-name="P8"><text:span text:style-name="T5">91.2 GeV</text:span></text:p>
                    <text:p text:style-name="P8"><text:span text:style-name="T5">0</text:span></text:p>
                    <text:p text:style-name="P8"><text:span text:style-name="T5">1</text:span></text:p>
                  </draw:text-box>
                </draw:frame>
              </draw:g>
              <draw:g>
                <draw:custom-shape draw:style-name="gr3" draw:text-style-name="P4" draw:layer="layout" svg:width="2.5cm" svg:height="2.5cm" svg:x="10.589cm" svg:y="11.70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0" draw:text-style-name="P18" draw:layer="layout" svg:width="1cm" svg:height="1cm" svg:x="11.839cm" svg:y="11.9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36" draw:text-style-name="P20" draw:layer="layout" svg:width="1.048cm" svg:height="1.445cm" svg:x="11.75cm" svg:y="11.7cm">
                  <draw:text-box>
                    <text:p><text:span text:style-name="T16">W</text:span></text:p>
                  </draw:text-box>
                </draw:frame>
                <draw:frame draw:style-name="gr37" draw:text-style-name="P7" draw:layer="layout" svg:width="2.737cm" svg:height="1.144cm" svg:x="10.492cm" svg:y="13.1cm">
                  <draw:text-box>
                    <text:p><text:span text:style-name="T4">W boson</text:span></text:p>
                  </draw:text-box>
                </draw:frame>
                <draw:frame draw:style-name="gr24" draw:text-style-name="P9" draw:layer="layout" svg:width="1.776cm" svg:height="1.442cm" svg:x="10.492cm" svg:y="11.66cm">
                  <draw:text-box>
                    <text:p text:style-name="P8"><text:span text:style-name="T5">80.4 GeV</text:span></text:p>
                    <text:p text:style-name="P8"><text:span text:style-name="T5">±1</text:span></text:p>
                    <text:p text:style-name="P8"><text:span text:style-name="T5">1</text:span></text:p>
                  </draw:text-box>
                </draw:frame>
              </draw:g>
            </draw:g>
            <draw:frame draw:style-name="gr38" draw:text-style-name="P21" draw:layer="layout" svg:width="2.788cm" svg:height="1.542cm" draw:transform="rotate (1.5707963267949) translate (12.75cm 14.202cm)">
              <draw:text-box>
                <text:p><text:span text:style-name="T17">Gauge</text:span></text:p>
              </draw:text-box>
            </draw:frame>
          </draw:g>
          <draw:g>
            <draw:custom-shape draw:style-name="gr3" draw:text-style-name="P4" draw:layer="layout" svg:width="2.5cm" svg:height="2.5cm" svg:x="13.589cm" svg:y="3.502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2" draw:layer="layout" svg:width="1cm" svg:height="1cm" svg:x="14.839cm" svg:y="3.7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6" draw:text-style-name="P20" draw:layer="layout" svg:width="1.048cm" svg:height="1.445cm" svg:x="14.839cm" svg:y="3.402cm">
              <draw:text-box>
                <text:p><text:span text:style-name="T18">H</text:span></text:p>
              </draw:text-box>
            </draw:frame>
            <draw:frame draw:style-name="gr40" draw:text-style-name="P7" draw:layer="layout" svg:width="1.916cm" svg:height="1.144cm" svg:x="13.992cm" svg:y="4.902cm">
              <draw:text-box>
                <text:p><text:span text:style-name="T4">Higgs</text:span></text:p>
              </draw:text-box>
            </draw:frame>
            <draw:frame draw:style-name="gr11" draw:text-style-name="P9" draw:layer="layout" svg:width="1.683cm" svg:height="1.442cm" svg:x="13.492cm" svg:y="3.46cm">
              <draw:text-box>
                <text:p text:style-name="P8"><text:span text:style-name="T5">125 GeV</text:span></text:p>
                <text:p text:style-name="P8"><text:span text:style-name="T5">0</text:span></text:p>
                <text:p text:style-name="P8"><text:span text:style-name="T5">0</text:span></text:p>
              </draw:text-box>
            </draw:frame>
          </draw:g>
          <draw:frame draw:style-name="gr41" draw:text-style-name="P23" draw:layer="layout" svg:width="2.686cm" svg:height="1.542cm" draw:transform="rotate (1.5707963267949) translate (15.75cm 6.102cm)">
            <draw:text-box>
              <text:p><text:span text:style-name="T19">Scalar</text:span></text:p>
            </draw:text-box>
          </draw:frame>
        </draw:g>
        <draw:frame draw:style-name="gr1" draw:text-style-name="P2" draw:layer="layout" svg:width="3.5cm" svg:height="1.64cm" svg:x="11.55cm" svg:y="0.76cm">
          <draw:text-box>
            <text:p text:style-name="P1"><text:span text:style-name="T1">Boso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 Demi Cond1" svg:font-family="'Latin Modern Sans Demi Cond'" style:font-family-generic="swiss"/>
    <style:font-face style:name="Cabin1" svg:font-family="Cabin" style:font-pitch="variable"/>
    <style:font-face style:name="Cabin" svg:font-family="Cabin" style:font-adornments="SemiBold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5T12:11:47.061518258</meta:creation-date>
    <dc:date>2020-11-12T11:25:28.379823731</dc:date>
    <meta:editing-duration>PT3H12M23S</meta:editing-duration>
    <meta:editing-cycles>19</meta:editing-cycles>
    <meta:generator>LibreOffice/7.0.3.1$Linux_X86_64 LibreOffice_project/00$Build-1</meta:generator>
    <meta:document-statistic meta:object-count="121"/>
  </office:meta>
</office:document-meta>
</file>